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008B1BFCF45D0E417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swald" svg:font-family="Oswald" style:font-family-generic="roman" style:font-pitch="variable"/>
    <style:font-face style:name="PT Mono" svg:font-family="'PT Mono'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PT Mono1" svg:font-family="'PT Mono'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padding="0in" fo:border="none"/>
      <style:text-properties style:font-name="PT Mono" style:font-name-asian="PT Mono1" style:font-name-complex="PT Mono1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margin-left="-0.0102in" fo:margin-right="0in" fo:margin-top="0.0835in" fo:margin-bottom="0in" loext:contextual-spacing="false" fo:line-height="120%" fo:text-indent="0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margin-top="0.0835in" fo:margin-bottom="0in" loext:contextual-spacing="false" fo:line-height="120%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5in" fo:margin-right="0in" fo:margin-top="0.0835in" fo:margin-bottom="0in" loext:contextual-spacing="false" fo:line-height="120%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margin-top="0.0835in" fo:margin-bottom="0in" loext:contextual-spacing="false" fo:line-height="120%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20%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20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20%" fo:text-indent="-0.25in" style:auto-text-indent="false" fo:padding="0in" fo:border="non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20%" fo:text-indent="-0.25in" style:auto-text-indent="false" fo:padding="0in" fo:border="none"/>
    </style:style>
    <style:style style:name="P11" style:family="paragraph" style:parent-style-name="Standard">
      <style:paragraph-properties fo:margin-left="0.5in" fo:margin-right="0in" fo:margin-top="0.0835in" fo:margin-bottom="0in" loext:contextual-spacing="false" fo:line-height="120%" fo:text-indent="0in" style:auto-text-indent="false" fo:padding="0in" fo:border="none"/>
    </style:style>
    <style:style style:name="P12" style:family="paragraph" style:parent-style-name="Heading_20_1">
      <style:paragraph-properties fo:orphans="0" fo:widows="0"/>
    </style:style>
    <style:style style:name="P13" style:family="paragraph" style:parent-style-name="Heading_20_1">
      <style:paragraph-properties fo:margin-left="-0.0102in" fo:margin-right="0in" fo:margin-top="0.3335in" fo:margin-bottom="0in" loext:contextual-spacing="false" fo:line-height="120%" fo:orphans="0" fo:widows="0" fo:text-indent="0in" style:auto-text-indent="false" fo:padding="0in" fo:border="none"/>
    </style:style>
    <style:style style:name="P14" style:family="paragraph" style:parent-style-name="Heading_20_2">
      <style:paragraph-properties fo:keep-together="auto" fo:padding="0in" fo:border="none" fo:keep-with-next="auto"/>
    </style:style>
    <style:style style:name="P15" style:family="paragraph" style:parent-style-name="Subtitle">
      <style:paragraph-properties fo:margin-left="-0.0102in" fo:margin-right="-0.0209in" fo:margin-top="0in" fo:margin-bottom="0in" loext:contextual-spacing="false" fo:line-height="115%" fo:keep-together="auto" fo:text-indent="0in" style:auto-text-indent="false" fo:padding="0in" fo:border="none" fo:keep-with-next="auto"/>
    </style:style>
    <style:style style:name="P16" style:family="paragraph" style:parent-style-name="Subtitle" style:master-page-name="Standard">
      <style:paragraph-properties fo:margin-left="-0.0102in" fo:margin-right="-0.0209in" fo:margin-top="0in" fo:margin-bottom="0in" loext:contextual-spacing="false" fo:line-height="115%" fo:keep-together="auto" fo:text-indent="0in" style:auto-text-indent="false" style:page-number="1" fo:padding="0in" fo:border="none" fo:keep-with-next="auto"/>
    </style:style>
    <style:style style:name="P17" style:family="paragraph" style:parent-style-name="Subtitle">
      <style:paragraph-properties fo:margin-top="0in" fo:margin-bottom="0in" loext:contextual-spacing="false" fo:line-height="115%" fo:keep-together="auto" fo:keep-with-next="auto"/>
    </style:style>
    <style:style style:name="P18" style:family="paragraph" style:parent-style-name="Title">
      <style:paragraph-properties fo:margin-left="-0.0102in" fo:margin-right="0in" fo:margin-top="0.222in" fo:margin-bottom="0in" loext:contextual-spacing="false" fo:line-height="100%" fo:keep-together="auto" fo:text-indent="0in" style:auto-text-indent="false" fo:padding="0in" fo:border="none" fo:keep-with-next="auto"/>
    </style:style>
    <style:style style:name="T1" style:family="text">
      <style:text-properties fo:color="#e91d63" style:font-name="Roboto Condensed" fo:font-size="9pt" fo:font-style="normal" style:font-name-asian="Roboto Condensed1" style:font-size-asian="9pt" style:font-style-asian="normal" style:font-name-complex="Roboto Condensed1" style:font-size-complex="9pt"/>
    </style:style>
    <style:style style:name="T2" style:family="text">
      <style:text-properties fo:color="#e91d63"/>
    </style:style>
    <style:style style:name="T3" style:family="text">
      <style:text-properties fo:color="#999999" style:font-name="PT Mono" fo:font-size="9pt" style:font-name-asian="PT Mono1" style:font-size-asian="9pt" style:font-name-complex="PT Mono1" style:font-size-complex="9pt"/>
    </style:style>
    <style:style style:name="T4" style:family="text">
      <style:text-properties fo:color="#424242" style:font-name="Oswald" fo:font-size="12pt" style:font-name-asian="Oswald1" style:font-size-asian="12pt" style:font-name-complex="Oswald1" style:font-size-complex="12pt"/>
    </style:style>
    <style:style style:name="T5" style:family="text">
      <style:text-properties fo:color="#2e4440" fo:font-style="italic" fo:font-weight="normal" style:font-style-asian="italic" style:font-weight-asian="normal"/>
    </style:style>
    <style:style style:name="T6" style:family="text">
      <style:text-properties fo:color="#666666" style:font-name="Source Code Pro" fo:font-size="9pt" style:font-name-asian="Source Code Pro1" style:font-size-asian="9pt" style:font-name-complex="Source Code Pro1" style:font-size-complex="9pt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slrytqw7edjf"/><text:span text:style-name="T1">(</text:span><text:span text:style-name="T2">513</text:span><text:span text:style-name="T1">) </text:span><text:span text:style-name="T2">291</text:span><text:span text:style-name="T1">-</text:span><text:span text:style-name="T2">1702</text:span></text:p>
      <text:p text:style-name="P15"><text:bookmark text:name="_njnau5bmnmdi"/><text:span text:style-name="T2">JACOB.MILLNER</text:span><text:span text:style-name="T1">@</text:span><text:span text:style-name="T2">OUTLOOK</text:span><text:span text:style-name="T1">.COM</text:span></text:p>
      <text:p text:style-name="P17"><text:bookmark text:name="_th6leg3jervn"/><text:span text:style-name="T2">JACOBDONALDMILLNER.COM</text:span></text:p>
      <text:p text:style-name="P18"><text:bookmark text:name="_ocvpswguxa6m"/>Jacob Millner<draw:frame draw:style-name="fr1" draw:name="image1.png" text:anchor-type="as-char" svg:width="6in" svg:height="0.0417in" draw:z-index="0"><draw:image xlink:href="Pictures/10000201000004B000000008B1BFCF45D0E4178A.png" xlink:type="simple" xlink:show="embed" xlink:actuate="onLoad" loext:mime-type="image/png"/><svg:desc>A long, thin rectangle to divide sections of the document</svg:desc></draw:frame></text:p>
      <text:p text:style-name="P1"/>
      <text:p text:style-name="P13"><text:bookmark text:name="_kwsyc5wl8bzd"/>Skills</text:p>
      <text:p text:style-name="P2">C#, Javascript, Python, Java, VB, HTML, XML, and CSS. Linux and Windows, System Design and Architecture, LINQ, .NET, JQuery, Bootstrap, RESTful APIs, Git, Microsoft SQL Server, MySQL, SQLite, Postgres, MongoDB and SEO. Advanced front-end and back-end debugging.</text:p>
      <text:p text:style-name="P12"><text:bookmark text:name="_1uw1q0hyw8x9"/>Frameworks</text:p>
      <text:p text:style-name="Standard">.NET MVC, Node, Express, Angular, Flask.</text:p>
      <text:p text:style-name="P13"><text:bookmark text:name="_rlsx4o5b4mpo"/><text:span text:style-name="T4">EXPERIENCE</text:span></text:p>
      <text:p text:style-name="P14"><text:bookmark text:name="_we3ttvrf46v"/>Shoptech Software, Cincinnati, OH <text:span text:style-name="T5">— Software Dev II Team Lead</text:span></text:p>
      <text:p text:style-name="P3">Sept 2014<text:span text:style-name="T6"> - PRESENT</text:span></text:p>
      <text:list xml:id="list213621368" text:style-name="WWNum1">
        <text:list-item>
          <text:p text:style-name="P4">Originally Worked on an Agile team performing a .NET MVC rewrite of original VB6 project using Git for version control.<text:span text:style-name="T6"> </text:span></text:p>
        </text:list-item>
        <text:list-item>
          <text:p text:style-name="P7">Worked with QA using testing software to debug and fix defects.</text:p>
        </text:list-item>
        <text:list-item>
          <text:p text:style-name="P7">System designer/Architect of API to be used by the Custom Development team in conjunction with the main product</text:p>
        </text:list-item>
        <text:list-item>
          <text:p text:style-name="P7">Trained and mentored a team of 7 people.</text:p>
        </text:list-item>
        <text:list-item>
          <text:p text:style-name="P7">Designed the upgraded Custom Development system that uses multithreaded executable workers and a custom templating engine to generate fully rendered HTML to then be displayed by the Parent web application.</text:p>
        </text:list-item>
      </text:list>
      <text:p text:style-name="P14"><text:bookmark text:name="_t4o00a49yq9e"/>Realtech LLC, Cincinnati, OH <text:span text:style-name="T5">— Junior Back-End Developer</text:span></text:p>
      <text:p text:style-name="P3">Mar 2012 - Aug 2013</text:p>
      <text:list xml:id="list3820321953" text:style-name="WWNum2">
        <text:list-item>
          <text:p text:style-name="P5">Maintained, fixed bugs, and added new features to current codebase</text:p>
        </text:list-item>
      </text:list>
      <text:p text:style-name="P11">(PHP with CodeIgniter framework).</text:p>
      <text:list xml:id="list121407621256504" text:continue-numbering="true" text:style-name="WWNum2">
        <text:list-item>
          <text:p text:style-name="P5">Worked on the main product rewrite team (Python with Flask framework).<text:span text:style-name="T6"> </text:span></text:p>
        </text:list-item>
        <text:list-item>
          <text:p text:style-name="P9">Worked in an Agile environment using Git and SVN.</text:p>
        </text:list-item>
        <text:list-item>
          <text:p text:style-name="P9">Modeled and maintained databases using MySql and various ORMs.</text:p>
        </text:list-item>
      </text:list>
      <text:p text:style-name="P13"><text:bookmark text:name="_dlaoxi3ta2x2"/><text:span text:style-name="T4">EDUCATION</text:span></text:p>
      <text:p text:style-name="P14"><text:bookmark text:name="_utayan5c2wml"/><text:soft-page-break/>DeVry, Columbus, OH<text:span text:style-name="T5"> — Computer Information Systems</text:span></text:p>
      <text:p text:style-name="P3">2010<text:span text:style-name="T6"> - </text:span>2013<text:span text:style-name="T6">, </text:span>Columbus</text:p>
      <text:p text:style-name="P3">Bachelors of Computer Information Systems minoring in Networ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swald" svg:font-family="Oswald" style:font-family-generic="roman" style:font-pitch="variable"/>
    <style:font-face style:name="PT Mono" svg:font-family="'PT Mono'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PT Mono1" svg:font-family="'PT Mono'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Source Code Pro" fo:font-size="9pt" fo:language="en" fo:country="none" style:letter-kerning="false" style:font-name-asian="Source Code Pro1" style:font-size-asian="9pt" style:language-asian="zh" style:country-asian="CN" style:font-name-complex="Source Code Pro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Source Code Pro" fo:font-size="9pt" fo:language="en" fo:country="none" style:letter-kerning="false" style:font-name-asian="Source Code Pro1" style:font-size-asian="9pt" style:language-asian="zh" style:country-asian="CN" style:font-name-complex="Source Code Pro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0835in" fo:margin-bottom="0in" loext:contextual-spacing="false" fo:line-height="12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0102in" fo:margin-right="0in" fo:margin-top="0.3335in" fo:margin-bottom="0in" loext:contextual-spacing="false" fo:line-height="120%" fo:keep-together="always" fo:text-indent="0in" style:auto-text-indent="false" fo:keep-with-next="always"/>
      <style:text-properties fo:color="#424242" style:font-name="Oswald" fo:font-family="Oswald" style:font-family-generic="roman" style:font-pitch="variable" fo:font-size="12pt" style:font-name-asian="Oswald1" style:font-family-asian="Oswald" style:font-family-generic-asian="system" style:font-pitch-asian="variable" style:font-size-asian="12pt" style:font-name-complex="Oswald1" style:font-family-complex="Oswald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945in" fo:margin-bottom="0in" loext:contextual-spacing="false" fo:line-height="100%" fo:keep-together="always" fo:keep-with-next="always"/>
      <style:text-properties fo:color="#e91d63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0in" fo:margin-top="0.1945in" fo:margin-bottom="0in" loext:contextual-spacing="false" fo:line-height="100%" fo:keep-together="always" fo:text-indent="0in" style:auto-text-indent="false" fo:keep-with-next="always"/>
      <style:text-properties fo:color="#e91d63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-0.0102in" fo:margin-right="0in" fo:margin-top="0.222in" fo:margin-bottom="0in" loext:contextual-spacing="false" fo:line-height="100%" fo:keep-together="always" fo:text-indent="0in" style:auto-text-indent="false" fo:keep-with-next="always"/>
      <style:text-properties fo:color="#424242" style:font-name="Oswald" fo:font-family="Oswald" style:font-family-generic="roman" style:font-pitch="variable" fo:font-size="24pt" style:font-name-asian="Oswald1" style:font-family-asian="Oswald" style:font-family-generic-asian="system" style:font-pitch-asian="variable" style:font-size-asian="24pt" style:font-name-complex="Oswald1" style:font-family-complex="Oswald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-0.0102in" fo:margin-right="-0.0209in" fo:keep-together="always" fo:text-indent="0in" style:auto-text-indent="false" fo:keep-with-next="always"/>
      <style:text-properties fo:color="#999999" style:font-name="Roboto Condensed" fo:font-family="'Roboto Condensed'" style:font-family-generic="roman" style:font-pitch="variable" fo:font-size="9pt" style:font-name-asian="Roboto Condensed1" style:font-family-asian="'Roboto Condensed'" style:font-family-generic-asian="system" style:font-pitch-asian="variable" style:font-size-asian="9pt" style:font-name-complex="Roboto Condensed1" style:font-family-complex="'Roboto Condensed'" style:font-family-generic-complex="system" style:font-pitch-complex="variable" style:font-size-complex="9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Source Code Pro" fo:font-family="'Source Code Pro'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7" meta:word-count="235" meta:character-count="1530" meta:non-whitespace-character-count="1326"/>
    <meta:generator>LibreOfficeDev/6.0.5.2$Linux_X86_64 LibreOffice_project/</meta:generator>
  </office:meta>
</office:document-meta>
</file>